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PL_5f_20_5f_2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L_20_2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Start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Passes_Attempted</text:p>
          </table:table-cell>
          <table:table-cell table:style-name="ce1" office:value-type="string" calcext:value-type="string">
            <text:p>Perc_Passes_Completed</text:p>
          </table:table-cell>
          <table:table-cell table:style-name="ce1" office:value-type="string" calcext:value-type="string">
            <text:p>Penalty_Goals</text:p>
          </table:table-cell>
          <table:table-cell table:style-name="ce1" office:value-type="string" calcext:value-type="string">
            <text:p>Penalty_Attempted</text:p>
          </table:table-cell>
          <table:table-cell table:style-name="ce1" office:value-type="string" calcext:value-type="string">
            <text:p>xG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ellow_Cards</text:p>
          </table:table-cell>
          <table:table-cell table:style-name="ce1" office:value-type="string" calcext:value-type="string">
            <text:p>Red_Card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Mount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ouard Mend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5" calcext:value-type="float">
            <text:p>27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 Wern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02" calcext:value-type="float">
            <text:p>26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Chilwell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ece James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sar Azpilicuet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'Golo Kanté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86.6" calcext:value-type="float">
            <text:p>8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ginh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Silv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93.5" calcext:value-type="float">
            <text:p>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urt Zoum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91.9" calcext:value-type="float">
            <text:p>9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o Kovačić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io Rüdig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Pulisic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i Havertz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6.1" calcext:value-type="float">
            <text:p>86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as Christensen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92.8" calcext:value-type="float">
            <text:p>9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kim Ziyech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mmy Abraham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68.3" calcext:value-type="float">
            <text:p>6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os Alons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Hudson-Odo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2.2" calcext:value-type="float">
            <text:p>8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ier Giroud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pa Arrizabalag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Gilmou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Caballer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2.3" calcext:value-type="float">
            <text:p>9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erson Palmie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kayo Tomo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.1" calcext:value-type="float">
            <text:p>93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e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Dia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1" calcext:value-type="float">
            <text:p>2671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8" calcext:value-type="float">
            <text:p>27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728" calcext:value-type="float">
            <text:p>2728</text:p>
          </table:table-cell>
          <table:table-cell table:style-name="ce1" office:value-type="float" office:value="91.5" calcext:value-type="float">
            <text:p>9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heem Sterling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85.4" calcext:value-type="float">
            <text:p>8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Cancel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 Silv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İlkay Gündoğa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De Bruyn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yad Mahrez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Jesu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6" calcext:value-type="float">
            <text:p>19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89.4" calcext:value-type="float">
            <text:p>8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Ston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94.3" calcext:value-type="float">
            <text:p>9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Fod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eksandr Zinchenk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78" calcext:value-type="float">
            <text:p>14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rán Torr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meric Laport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4" calcext:value-type="float">
            <text:p>1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inh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jamin Mendy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81.7" calcext:value-type="float">
            <text:p>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Aké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Agüer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4.1" calcext:value-type="float">
            <text:p>8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Garcí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3" calcext:value-type="float">
            <text:p>3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Ca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3.8" calcext:value-type="float">
            <text:p>93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Zack Steff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Delap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uno Fernand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99" calcext:value-type="float">
            <text:p>30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Wan-Bissak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Magu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us Rashfor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Shaw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tor Lindelöf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85" calcext:value-type="float">
            <text:p>258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90" calcext:value-type="float">
            <text:p>23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de Ge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7.1" calcext:value-type="float">
            <text:p>77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McTomina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29" calcext:value-type="float">
            <text:p>21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7.3" calcext:value-type="float">
            <text:p>8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Pogb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7" calcext:value-type="float">
            <text:p>189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Greenwoo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Martial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inson Cavan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URU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 Henderson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5" calcext:value-type="float">
            <text:p>1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manja Matić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06" calcext:value-type="float">
            <text:p>1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90.5" calcext:value-type="float">
            <text:p>9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am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Baill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6" calcext:value-type="float">
            <text:p>9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90.3" calcext:value-type="float">
            <text:p>9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Tell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uan Mat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nny van de Beek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xel Tuanzeb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don William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mad Dial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Elang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Fosu-Mensa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ola Shoret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dion Igha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nnibal Mejbr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Thomas Fis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w Robert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83" calcext:value-type="float">
            <text:p>3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Salah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ent Alexander-Arnold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31" calcext:value-type="float">
            <text:p>30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75.3" calcext:value-type="float">
            <text:p>7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inio Wijnaldum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s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70" calcext:value-type="float">
            <text:p>29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o Fir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dio Mané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nh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67" calcext:value-type="float">
            <text:p>25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Alcántar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Hender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04" calcext:value-type="float">
            <text:p>17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86.8" calcext:value-type="float">
            <text:p>8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Phillip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urtis Jone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ogo Jo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iln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zan Kaba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01" calcext:value-type="float">
            <text:p>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0.6" calcext:value-type="float">
            <text:p>9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Matip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88.4" calcext:value-type="float">
            <text:p>8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ys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by Keï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Gomez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herdan Shaqir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rgil van Dij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riá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co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Oxlade-Chamberlai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vock Orig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oimhín Kelleh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stas Tsimika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R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sper Schmeichel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ouri Tielem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57" calcext:value-type="float">
            <text:p>33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Var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Ev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73" calcext:value-type="float">
            <text:p>247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Castagne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345" calcext:value-type="float">
            <text:p>23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Fofan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ed Ndid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addis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Justi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vey Barn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Çağlar Söyüncü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 Albright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lechi Iheanacho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mpalys Men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91.4" calcext:value-type="float">
            <text:p>9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oze Pérez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76.6" calcext:value-type="float">
            <text:p>7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Thoma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ardo Pereir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nis Praet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8" calcext:value-type="float">
            <text:p>7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Amarte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Fuch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81.2" calcext:value-type="float">
            <text:p>8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mza Choudhur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giz Ünder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idnei Tavar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.1" calcext:value-type="float">
            <text:p>7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lam Sliman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marai Gra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 Morga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hanya Leshabel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áš Souček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9" calcext:value-type="float">
            <text:p>34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9" calcext:value-type="float">
            <text:p>1539</text:p>
          </table:table-cell>
          <table:table-cell table:style-name="ce1" office:value-type="float" office:value="76.9" calcext:value-type="float">
            <text:p>7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resswel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Łukasz Fabiańsk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ladimír Coufa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clan Ric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86.2" calcext:value-type="float">
            <text:p>86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Fornal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rrod Bowe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gelo Ogbon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il Antoni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6.5" calcext:value-type="float">
            <text:p>6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aig Daw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82.5" calcext:value-type="float">
            <text:p>8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sse Lingard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sa Diop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ïd Benrahm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án Balbue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rthur Masuaku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bastien Haller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k Nobl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ederick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9" calcext:value-type="float">
            <text:p>5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nuel Lanzin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John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ren Randolph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.5" calcext:value-type="float">
            <text:p>54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iy Yarmolenk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lipe Ander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 Højbjerg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87" calcext:value-type="float">
            <text:p>2687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ugo Llori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71.5" calcext:value-type="float">
            <text:p>71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n Heung-mi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Kan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70.1" calcext:value-type="float">
            <text:p>70.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D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20" calcext:value-type="float">
            <text:p>2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nguy Ndombe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Reguiló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by Alderweireld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e Aur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nson Sánchez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6" calcext:value-type="float">
            <text:p>14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Sissok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85" calcext:value-type="float">
            <text:p>1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Mour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Davie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Doherty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Bergwij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iovani Lo Cels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eth Ba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9.6" calcext:value-type="float">
            <text:p>6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Wink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Rodo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88.8" calcext:value-type="float">
            <text:p>8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le Alli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phet Tangang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Érik Lamel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los Viníciu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e Scarlett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d Leno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31" calcext:value-type="float">
            <text:p>3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ukayo S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nit Xh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22" calcext:value-type="float">
            <text:p>2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89.9" calcext:value-type="float">
            <text:p>8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 Holdi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-Emerick Aubameya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32" calcext:value-type="float">
            <text:p>2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Tiern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ctor Bellerí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2.9" calcext:value-type="float">
            <text:p>8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Dos Sant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Lacazett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omas Part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e Smith-Row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 Ceball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Elnen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4" calcext:value-type="float">
            <text:p>1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93.4" calcext:value-type="float">
            <text:p>9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Luiz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olas Pépé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75.7" calcext:value-type="float">
            <text:p>75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Marí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Ødegaard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um Chamber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dric Soar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ell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die Nketiah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2.5" calcext:value-type="float">
            <text:p>92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d Kolašinac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iss Nel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.7" calcext:value-type="float">
            <text:p>5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kodran Mustaf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nar Alex Rúnars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Dalla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Ayling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99" calcext:value-type="float">
            <text:p>3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Bamford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lan Mesli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Harris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47" calcext:value-type="float">
            <text:p>284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67.8" calcext:value-type="float">
            <text:p>6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gjan Aliosk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lvin Phillip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usz Kli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phael Dias Bellol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Coop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Struijk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87.1" calcext:value-type="float">
            <text:p>8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ler Robert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ego Llorente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lder Cost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56" calcext:value-type="float">
            <text:p>115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Ko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2" calcext:value-type="float">
            <text:p>1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85.6" calcext:value-type="float">
            <text:p>8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Shacklet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88.3" calcext:value-type="float">
            <text:p>8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Hernández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ko Casill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etano Berard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an Carlo Poved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5" calcext:value-type="float">
            <text:p>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all Huggin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if Davi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Kea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harli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minic Calvert-Lew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Pickfo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2" calcext:value-type="float">
            <text:p>27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66.1" calcext:value-type="float">
            <text:p>6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Dig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Godfre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85" calcext:value-type="float">
            <text:p>26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doulaye Doucouré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Holgat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87" calcext:value-type="float">
            <text:p>2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ylfi Sigurðs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79.1" calcext:value-type="float">
            <text:p>79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erry Min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Rodríguez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amus Colem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é Gom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Iwobi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Davi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Olse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Delph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Gord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els Nkounkou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e Kenn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ua King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.8" calcext:value-type="float">
            <text:p>7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k Tosu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Virgíni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.9" calcext:value-type="float">
            <text:p>52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ise Ke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Gbam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Broadhea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iano Martíne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65.6" calcext:value-type="float">
            <text:p>6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Target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McGin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lie Watkin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8" calcext:value-type="float">
            <text:p>33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one Ming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4" calcext:value-type="float">
            <text:p>319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ri Kons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uglas Lui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81" calcext:value-type="float">
            <text:p>2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trand Traoré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y Ca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Greali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war El Ghazi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ézégue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9.5" calcext:value-type="float">
            <text:p>6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velous Nakamb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ZIM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49" calcext:value-type="float">
            <text:p>7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Elmohamad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rtney Haus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Rams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5.5" calcext:value-type="float">
            <text:p>85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Sanso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Hourihan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inan Davi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.4" calcext:value-type="float">
            <text:p>7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ney Chukwuemek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2.5" calcext:value-type="float">
            <text:p>6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Morae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il Taylor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den Philogene Bidac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 Shelve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guel Almiró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 Darlow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50" calcext:value-type="float">
            <text:p>22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50.1" calcext:value-type="float">
            <text:p>50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derico Fernández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079" calcext:value-type="float">
            <text:p>2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0.2" calcext:value-type="float">
            <text:p>8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Wil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69.7" calcext:value-type="float">
            <text:p>69.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int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aac Hayde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2" calcext:value-type="float">
            <text:p>19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iaran Clar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l Lewi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al Lascelle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Saint-Maxim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Murph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8.4" calcext:value-type="float">
            <text:p>6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 Hendri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n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Ritchi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 Krafth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Dummett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Schä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Dúbravka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70" calcext:value-type="float">
            <text:p>1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vier Manquillo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ase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dre Yedl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4.5" calcext:value-type="float">
            <text:p>6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Gayl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4" calcext:value-type="float">
            <text:p>51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y Carroll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3.1" calcext:value-type="float">
            <text:p>6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lliot Ander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i Patríci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9" calcext:value-type="float">
            <text:p>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Coa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03" calcext:value-type="float">
            <text:p>3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élson Semed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2983" calcext:value-type="float">
            <text:p>29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Neve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dro Net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a Traor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49" calcext:value-type="float">
            <text:p>26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Moutinh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28" calcext:value-type="float">
            <text:p>25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er Dendonck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03" calcext:value-type="float">
            <text:p>2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87.9" calcext:value-type="float">
            <text:p>8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 Saïs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Podenc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Bol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879" calcext:value-type="float">
            <text:p>187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yan Aït Nouri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4" calcext:value-type="float">
            <text:p>14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Kilman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88.6" calcext:value-type="float">
            <text:p>8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 Jos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ábio Silv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úl Jiménez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o Marçal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Castr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-Jana Hoev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tinh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Gibbs-Whit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wen Otasowi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Vinagr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Rud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Cutron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skar Buu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Corbeanu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ente Guai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.4" calcext:value-type="float">
            <text:p>55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ikhou Kouyaté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ied Zah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2" calcext:value-type="float">
            <text:p>26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berechi Ez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a Milivojević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59" calcext:value-type="float">
            <text:p>23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81.1" calcext:value-type="float">
            <text:p>8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os Townse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War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Ayew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Bentek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63.8" calcext:value-type="float">
            <text:p>6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y Cahi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van Aanholt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ïro Riedewal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ick Mitche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Arthur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rey Schlupp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Dann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Clyn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Carth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1" calcext:value-type="float">
            <text:p>8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y Batshuayi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omkins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madou Sakho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Mate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.8" calcext:value-type="float">
            <text:p>6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Butla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.6" calcext:value-type="float">
            <text:p>28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Kell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Ward-Prows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9" calcext:value-type="float">
            <text:p>2619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 Bednarek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Armstr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McCarth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64.3" calcext:value-type="float">
            <text:p>64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 Adam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-Peter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45" calcext:value-type="float">
            <text:p>2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Bertra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nik Vestergaar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Ing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6.3" calcext:value-type="float">
            <text:p>6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iol Rome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63" calcext:value-type="float">
            <text:p>17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8" calcext:value-type="float">
            <text:p>16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Redmo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Stephe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37" calcext:value-type="float">
            <text:p>15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Djenep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brahima Diall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med Salis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82.4" calcext:value-type="float">
            <text:p>8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aser Forster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56.2" calcext:value-type="float">
            <text:p>56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Tella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5" calcext:value-type="float">
            <text:p>7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3.3" calcext:value-type="float">
            <text:p>7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Smallbon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ane L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.4" calcext:value-type="float">
            <text:p>6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an Valer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yne Ramse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Voki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Jankewitz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Nlundul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Obafemi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eb Watt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.5" calcext:value-type="float">
            <text:p>6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Tchaptche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Whi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1" calcext:value-type="float">
            <text:p>3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ves Bissoum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Dun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ro Trossard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07" calcext:value-type="float">
            <text:p>260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Web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al Maupa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Groß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84" calcext:value-type="float">
            <text:p>2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9" calcext:value-type="float">
            <text:p>1669</text:p>
          </table:table-cell>
          <table:table-cell table:style-name="ce1" office:value-type="float" office:value="75.5" calcext:value-type="float">
            <text:p>75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ánchez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30" calcext:value-type="float">
            <text:p>24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Veltm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81" calcext:value-type="float">
            <text:p>22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Bur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lly Marc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69.8" calcext:value-type="float">
            <text:p>6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Welbec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Lallan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84.7" calcext:value-type="float">
            <text:p>8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is Mac Alli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riq Lampte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86" calcext:value-type="float">
            <text:p>88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Alza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onnoll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ub Mod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7" calcext:value-type="float">
            <text:p>6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74.6" calcext:value-type="float">
            <text:p>7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reza Jahanbakhs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y Pröpp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.3" calcext:value-type="float">
            <text:p>7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rcy Tau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i Zeqiri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.5" calcext:value-type="float">
            <text:p>4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é Izquie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da Khadr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son Molumb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West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0" calcext:value-type="float">
            <text:p>34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73.7" calcext:value-type="float">
            <text:p>7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arkowski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McNei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69" calcext:value-type="float">
            <text:p>30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68.9" calcext:value-type="float">
            <text:p>6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wt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k Pop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80" calcext:value-type="float">
            <text:p>28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50.7" calcext:value-type="float">
            <text:p>50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rownhi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13" calcext:value-type="float">
            <text:p>28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41" calcext:value-type="float">
            <text:p>27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6.9" calcext:value-type="float">
            <text:p>66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Me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693" calcext:value-type="float">
            <text:p>2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5.1" calcext:value-type="float">
            <text:p>7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Taylor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6" calcext:value-type="float">
            <text:p>2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óhann Berg Guðmunds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ěj Vydra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Cork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82.6" calcext:value-type="float">
            <text:p>8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Barne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3.5" calcext:value-type="float">
            <text:p>63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k Pieter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 Rodriguez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bie Brad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52" calcext:value-type="float">
            <text:p>10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Long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37" calcext:value-type="float">
            <text:p>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ailey Peacock-Farre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.3" calcext:value-type="float">
            <text:p>51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Bardsle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immy Dunn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le Stephen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en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 Norri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Mumbongo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.3" calcext:value-type="float">
            <text:p>83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Richard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phonse Areol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73.6" calcext:value-type="float">
            <text:p>73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sin Adarabioy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53" calcext:value-type="float">
            <text:p>29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emola Lookm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7" calcext:value-type="float">
            <text:p>274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75.3" calcext:value-type="float">
            <text:p>75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a A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664" calcext:value-type="float">
            <text:p>2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achim Anderse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30" calcext:value-type="float">
            <text:p>27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83.4" calcext:value-type="float">
            <text:p>8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-Frank Zambo Anguiss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obby Rei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4.1" calcext:value-type="float">
            <text:p>7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van Cavaleir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72" calcext:value-type="float">
            <text:p>24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ison Ree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7" calcext:value-type="float">
            <text:p>2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ee Robinso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62" calcext:value-type="float">
            <text:p>2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io Lem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03" calcext:value-type="float">
            <text:p>17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nny Tete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ksandar Mitrović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Maj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Cairney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9" calcext:value-type="float">
            <text:p>7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88.7" calcext:value-type="float">
            <text:p>8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Bry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 Ream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Onomah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9.8" calcext:value-type="float">
            <text:p>8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is Odoi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Hector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o Carvalh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oubakar Kamar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MTN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1.9" calcext:value-type="float">
            <text:p>7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ek Rodá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.4" calcext:value-type="float">
            <text:p>80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ime Le Marchan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.1" calcext:value-type="float">
            <text:p>9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eskens Keban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erence Kongol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4.9" calcext:value-type="float">
            <text:p>94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ese Francois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Johnsto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49.9" calcext:value-type="float">
            <text:p>4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nell Furlong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2" calcext:value-type="float">
            <text:p>2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9.5" calcext:value-type="float">
            <text:p>5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mi Ajay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us Pereir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77" calcext:value-type="float">
            <text:p>25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71.8" calcext:value-type="float">
            <text:p>71.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Bartley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Gallagh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1" calcext:value-type="float">
            <text:p>25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Townsen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34" calcext:value-type="float">
            <text:p>2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a O'She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Phillip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Robins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e Sawyer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K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7" calcext:value-type="float">
            <text:p>1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kay Yokuşl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Livermor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2" calcext:value-type="float">
            <text:p>1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dy Diangan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30" calcext:value-type="float">
            <text:p>12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6.4" calcext:value-type="float">
            <text:p>7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baye Diag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0.4" calcext:value-type="float">
            <text:p>7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an Grant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Gibb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09" calcext:value-type="float">
            <text:p>8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islav Iva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lip Krovi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e Pelti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3.2" calcext:value-type="float">
            <text:p>63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l Robson-Kan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mil Grosick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.3" calcext:value-type="float">
            <text:p>6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Edward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Butt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.2" calcext:value-type="float">
            <text:p>43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Hegaz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Austi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Fiel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.2" calcext:value-type="float">
            <text:p>65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keem Harp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Ramsda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9.1" calcext:value-type="float">
            <text:p>49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e Baldo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787" calcext:value-type="float">
            <text:p>2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Bash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nda Stevens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77.5" calcext:value-type="float">
            <text:p>7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Eg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29" calcext:value-type="float">
            <text:p>26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Fle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McGoldri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74.5" calcext:value-type="float">
            <text:p>7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Norwoo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20" calcext:value-type="float">
            <text:p>22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than Ampadu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9" calcext:value-type="float">
            <text:p>20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Lundstr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Osbor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Burk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69" calcext:value-type="float">
            <text:p>12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nder Berg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81.9" calcext:value-type="float">
            <text:p>81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McBurni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ian Brewster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8" calcext:value-type="float">
            <text:p>1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den Bog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an Bry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Robin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Sharp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Low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Jagielka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ebbi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ys Mousset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O'Connell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iman Ndiay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woine Hackfor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mi Seriki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10480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PL_5f_20_5f_21" style:display-name="PageStyle_EPL_20_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94" meta:object-count="0"/>
    <meta:generator>LibreOfficeDev/6.0.5.2$Linux_X86_64 LibreOffice_project/</meta:generator>
  </office:meta>
</office:document-meta>
</file>